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57b" officeooo:paragraph-rsid="001cd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reated a fair number of extra unit tests, though all of them are negative ones. My reason in this was to increase code coverage for error cases. My 7 tests cover 7 branches that were not previously covered. </text:p>
      <text:p text:style-name="P1">dereferenceNonStruct – tests the dereferencing of a non-struct variable in VarRValue</text:p>
      <text:p text:style-name="P1">dereferenceNonExtantField – tests the dereferencing of a field that doesn’t exist in VarRValue</text:p>
      <text:p text:style-name="P1">arrayAccessOnNonArrayInStruct – tests array access of a non-array variable in VarRValue</text:p>
      <text:p text:style-name="P1">arrayAccessOfNonIntPathExpr – tests array access using a non int in VarRValue</text:p>
      <text:p text:style-name="P1">arrayAccessOfNonInt – tests array access using a non int for the first variable in the path in VarRValue</text:p>
      <text:p text:style-name="P1">arrayMain – tests catching that [void] is not a valid main return type</text:p>
      <text:p text:style-name="P1">unableToInfer – tests catching of usage of undeclared variables in assignStmt</text:p>
      <text:p text:style-name="P1"/>
      <text:p text:style-name="P1">Throughout this programming assignment, I wrestled with Javas object referencing appearing where I didn’t expect it. I had to make sure to create a new DataType if I ever wanted to change anything in currType or anything that was a return from getFieldTypeFromArray() or the symbolTable, lest their stored values be changed with my cod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7:50:29.174278365</meta:creation-date>
    <meta:generator>LibreOffice/24.8.4.2$Linux_X86_64 LibreOffice_project/480$Build-2</meta:generator>
    <dc:date>2025-03-22T08:01:35.735372691</dc:date>
    <meta:editing-duration>PT11M7S</meta:editing-duration>
    <meta:editing-cycles>1</meta:editing-cycles>
    <meta:document-statistic meta:table-count="0" meta:image-count="0" meta:object-count="0" meta:page-count="1" meta:paragraph-count="9" meta:word-count="175" meta:character-count="1141" meta:non-whitespace-character-count="966"/>
  </office:meta>
</office:document-meta>
</file>